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8c09" officeooo:paragraph-rsid="000e8c09"/>
    </style:style>
    <style:style style:name="P2" style:family="paragraph" style:parent-style-name="Standard">
      <style:paragraph-properties fo:text-align="center" style:justify-single-word="false"/>
      <style:text-properties fo:font-size="18pt" officeooo:rsid="000e8c09" officeooo:paragraph-rsid="000e8c09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e8c09" officeooo:paragraph-rsid="000e8c09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2pt" officeooo:rsid="000e8c09" officeooo:paragraph-rsid="000e8c0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43ae8" officeooo:paragraph-rsid="00143ae8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61aa5" officeooo:paragraph-rsid="00161aa5" style:font-size-asian="10.5pt" style:font-size-complex="12pt"/>
    </style:style>
    <style:style style:name="T1" style:family="text">
      <style:text-properties officeooo:rsid="001087d3"/>
    </style:style>
    <style:style style:name="T2" style:family="text">
      <style:text-properties officeooo:rsid="001254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 cunha Matéo <text:tab/><text:tab/><text:tab/><text:tab/><text:tab/><text:tab/><text:tab/><text:tab/><text:tab/><text:tab/> <text:s text:c="2"/>Groupe 1 </text:p>
      <text:p text:style-name="P1">Derewiany <text:s text:c="17"/><text:tab/><text:tab/><text:tab/><text:tab/><text:tab/><text:tab/><text:tab/><text:tab/><text:tab/>Binome AS</text:p>
      <text:p text:style-name="P2">TP Shell</text:p>
      <text:p text:style-name="P3"/>
      <text:p text:style-name="P4">A)</text:p>
      <text:p text:style-name="P4">Au niveau de la réalisations nous avons traité les points suivants :</text:p>
      <text:p text:style-name="P4"><text:tab/></text:p>
      <text:p text:style-name="P4">Premierement tout ce qui est demandé dans la partie 3.2</text:p>
      <text:p text:style-name="P4"><text:tab/>-quit</text:p>
      <text:p text:style-name="P4"><text:tab/>-commandes simples</text:p>
      <text:p text:style-name="P4"><text:tab/>-redirection d’entrées et sorties</text:p>
      <text:p text:style-name="P4"><text:tab/>-<text:span text:style-name="T1">gestion d’erreurs</text:span></text:p>
      <text:p text:style-name="P4"><text:tab/>-<text:span text:style-name="T2">sequence de commandes</text:span></text:p>
      <text:p text:style-name="P4"><text:tab/>-<text:span text:style-name="T2">commande en arriere plan</text:span></text:p>
      <text:p text:style-name="P4"><text:tab/>-<text:span text:style-name="T2">gestion des zombies</text:span></text:p>
      <text:p text:style-name="P4"/>
      <text:p text:style-name="P5">Nous avons aussi réalisé le traitements des signaux SIGINT, SIGQUIT et SIGKILL.</text:p>
      <text:p text:style-name="P5"/>
      <text:p text:style-name="P6">B)</text:p>
      <text:p text:style-name="P6">Pour les tests nous avons quelques fichiers test suplémentaires pour tester ce qui a été implémentés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4T14:06:56.712000000</meta:creation-date>
    <dc:date>2024-02-24T15:10:53.052000000</dc:date>
    <meta:editing-duration>PT1H3M55S</meta:editing-duration>
    <meta:editing-cycles>5</meta:editing-cycles>
    <meta:generator>LibreOffice/7.5.8.2$Windows_X86_64 LibreOffice_project/f718d63693263970429a68f568db6046aaa9df01</meta:generator>
    <meta:document-statistic meta:table-count="0" meta:image-count="0" meta:object-count="0" meta:page-count="1" meta:paragraph-count="17" meta:word-count="81" meta:character-count="546" meta:non-whitespace-character-count="432"/>
  </office:meta>
</office:document-meta>
</file>